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6cm" svg:height="8.527cm" svg:x="0.04cm" svg:y="0.9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29T15:49:41.485674491</dc:date>
    <meta:editing-duration>PT2M57S</meta:editing-duration>
    <meta:editing-cycles>19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61cm" svg:height="8.528cm" xlink:href="." xlink:type="simple" chart:class="chart:scatter" chart:style-name="ch1">
        <chart:plot-area chart:style-name="ch2" chart:data-source-has-labels="both" svg:x="0.303cm" svg:y="0.17cm" svg:width="14.555cm" svg:height="8.188cm">
          <chart:coordinate-region svg:x="0.845cm" svg:y="0.369cm" svg:width="13.919cm" svg:height="7.79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40880768954226">
                <text:p>0.940880768954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218143241396542">
                <text:p>0.21814324139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0941083133185144">
                <text:p>0.0941083133185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314107590781282">
                <text:p>0.0314107590781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031410759078128">
                <text:p>-0.031410759078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0941083133185141">
                <text:p>-0.0941083133185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917754625683982">
                <text:p>-0.9177546256839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790155012375691">
                <text:p>-0.7901550123756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338737920245292">
                <text:p>-0.338737920245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27899110603923">
                <text:p>-0.278991106039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0941083133185149">
                <text:p>-0.09410831331851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0314107590781284">
                <text:p>-0.03141075907812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0314107590781279">
                <text:p>0.0314107590781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0941083133185144">
                <text:p>0.09410831331851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338737920245292">
                <text:p>0.338737920245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975916761938748">
                <text:p>0.9759167619387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960293685676944">
                <text:p>0.9602936856769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940880768954226">
                <text:p>0.9408807689542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917754625683982">
                <text:p>0.9177546256839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790155012375691">
                <text:p>0.7901550123756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661311865323653">
                <text:p>0.6613118653236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612907053652977">
                <text:p>0.6129070536529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453990499739546">
                <text:p>0.453990499739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27899110603923">
                <text:p>0.278991106039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156434465040232">
                <text:p>0.1564344650402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0941083133185124">
                <text:p>0.09410831331851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0314107590781267">
                <text:p>0.03141075907812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031410759078126">
                <text:p>-0.0314107590781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0941083133185117">
                <text:p>-0.0941083133185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453990499739546">
                <text:p>-0.453990499739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50904141575037">
                <text:p>-0.509041415750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562083377852129">
                <text:p>-0.562083377852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612907053652978">
                <text:p>-0.6129070536529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0.707106781186548">
                <text:p>-0.707106781186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